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3835in"/>
    </style:style>
    <style:style style:name="co2" style:family="table-column">
      <style:table-column-properties fo:break-before="auto" style:column-width="1.8193in"/>
    </style:style>
    <style:style style:name="co3" style:family="table-column">
      <style:table-column-properties fo:break-before="auto" style:column-width="1.786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96in" svg:height="3.5449in" svg:x="5.5768in" svg:y="0.2197in">
            <draw:object draw:notify-on-update-of-ranges="Sheet1.A1:Sheet1.A1 Sheet1.A2:Sheet1.A9 Sheet1.B1:Sheet1.B1 Sheet1.B2:Sheet1.B9 Sheet1.C1:Sheet1.C1 Sheet1.C2:Sheet1.C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96in" svg:height="3.5453in" svg:x="11.9531in" svg:y="0.2823in">
            <draw:object draw:notify-on-update-of-ranges="Sheet1.A1:Sheet1.A1 Sheet1.A2:Sheet1.A8 Sheet1.C1:Sheet1.C1 Sheet1.C2:Sheet1.C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96in" svg:height="3.5453in" svg:x="5.5984in" svg:y="4.1201in">
            <draw:object draw:notify-on-update-of-ranges="Sheet1.A1:Sheet1.A1 Sheet1.A2:Sheet1.A8 Sheet1.B1:Sheet1.B1 Sheet1.B2:Sheet1.B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um Projects</text:p>
          </table:table-cell>
          <table:table-cell table:style-name="ce1" office:value-type="string" calcext:value-type="string">
            <text:p>Etcd Memory Usage (Mb)</text:p>
          </table:table-cell>
          <table:table-cell table:style-name="ce1" office:value-type="string" calcext:value-type="string">
            <text:p>Etcd Snapshot Size (Mb)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625.82" calcext:value-type="float">
            <text:p>1625.8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3098.304" calcext:value-type="float">
            <text:p>13098.30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20157.728" calcext:value-type="float">
            <text:p>20157.72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26600.8" calcext:value-type="float">
            <text:p>26600.8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27336.736" calcext:value-type="float">
            <text:p>27336.73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40752.576" calcext:value-type="float">
            <text:p>40752.57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46007.744" calcext:value-type="float">
            <text:p>46007.744</text:p>
          </table:table-cell>
          <table:table-cell office:value-type="float" office:value="387" calcext:value-type="float">
            <text:p>387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N=730000 project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ime to populate</text:p>
          </table:table-cell>
          <table:table-cell office:value-type="string" calcext:value-type="string">
            <text:p>114 m 24s</text:p>
          </table:table-cell>
          <table:table-cell/>
        </table:table-row>
        <table:table-row table:style-name="ro1">
          <table:table-cell table:style-name="ce1" office:value-type="string" calcext:value-type="string">
            <text:p>Start-up time:</text:p>
          </table:table-cell>
          <table:table-cell office:value-type="string" calcext:value-type="string">
            <text:p>28s</text:p>
          </table:table-cell>
          <table:table-cell/>
        </table:table-row>
        <table:table-row table:style-name="ro1">
          <table:table-cell table:style-name="ce1" office:value-type="string" calcext:value-type="string">
            <text:p>Mem usage after restart:</text:p>
          </table:table-cell>
          <table:table-cell office:value-type="float" office:value="36584.96" calcext:value-type="float">
            <text:p>36584.96</text:p>
          </table:table-cell>
          <table:table-cell/>
        </table:table-row>
        <table:table-row table:style-name="ro1">
          <table:table-cell table:style-name="ce1" office:value-type="string" calcext:value-type="string">
            <text:p>List all projects:</text:p>
          </table:table-cell>
          <table:table-cell office:value-type="string" calcext:value-type="string">
            <text:p>Min .9 s, Max 3.3s</text:p>
          </table:table-cell>
          <table:table-cell/>
        </table:table-row>
        <table:table-row table:style-name="ro1">
          <table:table-cell table:style-name="ce1" office:value-type="string" calcext:value-type="string">
            <text:p>List all deployments (recursive):</text:p>
          </table:table-cell>
          <table:table-cell office:value-type="string" calcext:value-type="string">
            <text:p>Min 2.19s, Max 3.3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15:46:02.401942472</meta:creation-date>
    <meta:generator>LibreOffice/4.2.6.3$Linux_X86_64 LibreOffice_project/420$Build-3</meta:generator>
    <dc:date>2014-10-29T16:12:33.011061871</dc:date>
    <meta:editing-duration>PT5M50S</meta:editing-duration>
    <meta:editing-cycles>2</meta:editing-cycles>
    <meta:document-statistic meta:table-count="1" meta:cell-count="3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2cm" svg:height="9.005cm" xlink:href=".." xlink:type="simple" chart:class="chart:bar" chart:style-name="ch1">
        <chart:title svg:x="5.219cm" svg:y="0.316cm" chart:style-name="ch2">
          <text:p>Populating Projects at Scale</text:p>
        </chart:title>
        <chart:legend chart:legend-position="bottom" svg:x="3.553cm" svg:y="8.222cm" style:legend-expansion="wide" chart:style-name="ch3"/>
        <chart:plot-area chart:style-name="ch4" table:cell-range-address="Sheet1.A1:Sheet1.C9" chart:data-source-has-labels="both" svg:x="1.331cm" svg:y="1.635cm" svg:width="14.031cm" svg:height="5.426cm">
          <chartooo:coordinate-region svg:x="2.508cm" svg:y="1.834cm" svg:width="12.854cm" svg:height="4.58cm"/>
          <chart:axis chart:dimension="x" chart:name="primary-x" chart:style-name="ch5" chartooo:axis-type="auto">
            <chartooo:date-scale/>
            <chart:title svg:x="7.693cm" svg:y="7.241cm" chart:style-name="ch6">
              <text:p>Projects</text:p>
            </chart:title>
            <chart:categories table:cell-range-address="Sheet1.A2:Sheet1.A9"/>
          </chart:axis>
          <chart:axis chart:dimension="y" chart:name="primary-y" chart:style-name="ch7">
            <chart:title svg:x="0.451cm" svg:y="4.617cm" chart:style-name="ch8">
              <text:p>Mb</text:p>
            </chart:title>
            <chart:grid chart:style-name="ch9" chart:class="major"/>
          </chart:axis>
          <chart:series chart:style-name="ch10" chart:values-cell-range-address="Sheet1.B2:Sheet1.B9" chart:label-cell-address="Sheet1.B1:Sheet1.B1" chart:class="chart:bar">
            <chart:data-point chart:repeated="8"/>
          </chart:series>
          <chart:series chart:style-name="ch11" chart:values-cell-range-address="Sheet1.C2:Sheet1.C9" chart:label-cell-address="Sheet1.C1:Sheet1.C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cd Memory Usage (Mb)</text:p>
                <draw:g>
                  <svg:desc>Sheet1.B1:Sheet1.B1</svg:desc>
                </draw:g>
              </table:table-cell>
              <table:table-cell office:value-type="string">
                <text:p>Etcd Snapshot Size (Mb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:Sheet1.A9</svg:desc>
                </draw:g>
              </table:table-cell>
              <table:table-cell office:value-type="float" office:value="0">
                <text:p>0</text:p>
                <draw:g>
                  <svg:desc>Sheet1.B2:Sheet1.B9</svg:desc>
                </draw:g>
              </table:table-cell>
              <table:table-cell office:value-type="float" office:value="0">
                <text:p>0</text:p>
                <draw:g>
                  <svg:desc>Sheet1.C2:Sheet1.C9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625.82">
                <text:p>1625.8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3098.304">
                <text:p>13098.30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20157.728">
                <text:p>20157.72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26600.8">
                <text:p>26600.8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27336.736">
                <text:p>27336.736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40752.576">
                <text:p>40752.57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46007.744">
                <text:p>46007.744</text:p>
              </table:table-cell>
              <table:table-cell office:value-type="float" office:value="387">
                <text:p>3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bar" chart:style-name="ch1">
        <chart:title svg:x="6.026cm" svg:y="0.316cm" chart:style-name="ch2">
          <text:p>Etcd Snapshot Size</text:p>
        </chart:title>
        <chart:legend chart:legend-position="end" svg:x="11.384cm" svg:y="4.204cm" style:legend-expansion="high" chart:style-name="ch3"/>
        <chart:plot-area chart:style-name="ch4" table:cell-range-address="Sheet1.A1:Sheet1.A8 Sheet1.C1:Sheet1.C8" chart:data-source-has-labels="both" svg:x="1.331cm" svg:y="1.635cm" svg:width="9.413cm" svg:height="6.21cm">
          <chartooo:coordinate-region svg:x="2.138cm" svg:y="1.834cm" svg:width="8.606cm" svg:height="5.364cm"/>
          <chart:axis chart:dimension="x" chart:name="primary-x" chart:style-name="ch5" chartooo:axis-type="auto">
            <chartooo:date-scale/>
            <chart:title svg:x="5.384cm" svg:y="8.025cm" chart:style-name="ch6">
              <text:p>Projects</text:p>
            </chart:title>
            <chart:categories table:cell-range-address="Sheet1.A2:Sheet1.A8"/>
          </chart:axis>
          <chart:axis chart:dimension="y" chart:name="primary-y" chart:style-name="ch7">
            <chart:title svg:x="0.451cm" svg:y="5.009cm" chart:style-name="ch8">
              <text:p>Mb</text:p>
            </chart:title>
            <chart:grid chart:style-name="ch9" chart:class="major"/>
          </chart:axis>
          <chart:series chart:style-name="ch10" chart:values-cell-range-address="Sheet1.C2:Sheet1.C8" chart:label-cell-address="Sheet1.C1:Sheet1.C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cd Snapshot Size (Mb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:Sheet1.A8</svg:desc>
                </draw:g>
              </table:table-cell>
              <table:table-cell office:value-type="float" office:value="0">
                <text:p>0</text:p>
                <draw:g>
                  <svg:desc>Sheet1.C2:Sheet1.C8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332">
                <text:p>3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bar" chart:style-name="ch1">
        <chart:title svg:x="4.214cm" svg:y="0.316cm" chart:style-name="ch2">
          <text:p>Etcd Memory Usage during Population</text:p>
        </chart:title>
        <chart:legend chart:legend-position="end" svg:x="11.305cm" svg:y="4.204cm" style:legend-expansion="high" chart:style-name="ch3"/>
        <chart:plot-area chart:style-name="ch4" table:cell-range-address="Sheet1.A1:Sheet1.B8" chart:data-source-has-labels="both" svg:x="1.331cm" svg:y="1.635cm" svg:width="9.334cm" svg:height="6.21cm">
          <chartooo:coordinate-region svg:x="2.508cm" svg:y="1.834cm" svg:width="8.157cm" svg:height="5.364cm"/>
          <chart:axis chart:dimension="x" chart:name="primary-x" chart:style-name="ch5" chartooo:axis-type="auto">
            <chartooo:date-scale/>
            <chart:title svg:x="5.345cm" svg:y="8.025cm" chart:style-name="ch6">
              <text:p>Projects</text:p>
            </chart:title>
            <chart:categories table:cell-range-address="Sheet1.A2:Sheet1.A8"/>
          </chart:axis>
          <chart:axis chart:dimension="y" chart:name="primary-y" chart:style-name="ch7">
            <chart:title svg:x="0.451cm" svg:y="5.009cm" chart:style-name="ch8">
              <text:p>Mb</text:p>
            </chart:title>
            <chart:grid chart:style-name="ch9" chart:class="major"/>
          </chart:axis>
          <chart:series chart:style-name="ch10" chart:values-cell-range-address="Sheet1.B2:Sheet1.B8" chart:label-cell-address="Sheet1.B1:Sheet1.B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cd Memory Usage (Mb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:Sheet1.A8</svg:desc>
                </draw:g>
              </table:table-cell>
              <table:table-cell office:value-type="float" office:value="0">
                <text:p>0</text:p>
                <draw:g>
                  <svg:desc>Sheet1.B2:Sheet1.B8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625.82">
                <text:p>1625.82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3098.304">
                <text:p>13098.304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20157.728">
                <text:p>20157.728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26600.8">
                <text:p>26600.8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27336.736">
                <text:p>27336.736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40752.576">
                <text:p>40752.5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